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EventHandler.AptEventHandler( AptEvent event , MethodDeclaration handlerDecl , TwoPhaseAnnotationProcessor 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EventHandler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